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96ab" officeooo:paragraph-rsid="001f96ab"/>
    </style:style>
    <style:style style:name="P2" style:family="paragraph" style:parent-style-name="Standard">
      <style:text-properties officeooo:paragraph-rsid="001f96ab"/>
    </style:style>
    <style:style style:name="P3" style:family="paragraph" style:parent-style-name="Standard">
      <style:text-properties officeooo:rsid="001f96ab" officeooo:paragraph-rsid="001f96ab"/>
    </style:style>
    <style:style style:name="P4" style:family="paragraph" style:parent-style-name="Standard">
      <style:text-properties style:font-name="Nimbus Mono PS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/><text:span text:style-name="T1">While Loop</text:span></text:h>
      <text:p text:style-name="Standard"><text:s/>A while loop is similar to the loop loop except that you declare the</text:p>
      <text:p text:style-name="Standard"><text:s/>condition that will break out of the loop up front.</text:p>
      <text:p text:style-name="Standard"/>
      <text:p text:style-name="P4">i = 0</text:p>
      <text:p text:style-name="P4">while i &lt; 10 do</text:p>
      <text:p text:style-name="P4"><text:s/>puts "i is #{i}"</text:p>
      <text:p text:style-name="P4"><text:s/>i += 1</text:p>
      <text:p text:style-name="P4">end</text:p>
      <text:p text:style-name="Standard"/>
      <text:p text:style-name="Standard"><text:s/>You can also use while loops to repeatedly ask a question of the user</text:p>
      <text:p text:style-name="Standard"><text:s/>until they give the desired response:</text:p>
      <text:p text:style-name="Standard"/>
      <text:p text:style-name="P4">while gets<text:span text:style-name="T1">.chomp</text:span> != "yes" do</text:p>
      <text:p text:style-name="P4"><text:s text:c="2"/>puts "Will you go to prom with me?"</text:p>
      <text:p text:style-name="P4">end</text:p>
      <text:p text:style-name="Standard"/>
      <text:p text:style-name="Standard"><text:s/>======</text:p>
      <text:p text:style-name="Standard"/>
      <text:h text:style-name="Heading_20_3" text:outline-level="3"><text:s/>Until Loop</text:h>
      <text:p text:style-name="P2"><text:s/>The until loop is the opposite of the while loop.</text:p>
      <text:p text:style-name="P2"><text:s/>A while loop continues for as long as the condition is true,</text:p>
      <text:p text:style-name="Standard"><text:s/>whereas an until loop continues for as long as the condition is false.</text:p>
      <text:p text:style-name="Standard"><text:s/>These two loops can therefore be used pretty much interchangeably.</text:p>
      <text:p text:style-name="Standard">Ultimately, what your break condition is will determine which one is more readable.</text:p>
      <text:p text:style-name="Standard"/>
      <text:p text:style-name="Standard"><text:s/>As much as possible, you should avoid negating your logical expressions using ! (not).</text:p>
      <text:p text:style-name="Standard"><text:s/>First, it can be difficult to actually notice the exclamation point in your code.</text:p>
      <text:p text:style-name="Standard"><text:s/>Second, using negation makes the logic more difficult to reason through and therefore</text:p>
      <text:p text:style-name="Standard"><text:s/>makes your code more difficult to understand. These situations are where until shines.</text:p>
      <text:p text:style-name="Standard"/>
      <text:p text:style-name="Standard"><text:s/>We can re-write our while loop examples using until.</text:p>
      <text:p text:style-name="Standard"/>
      <text:p text:style-name="P4">i = 0</text:p>
      <text:p text:style-name="P4">until i &gt; 10 do</text:p>
      <text:p text:style-name="P4"><text:s/>puts "i is #{i}"</text:p>
      <text:p text:style-name="P4"><text:s/>i += 1</text:p>
      <text:p text:style-name="P4">end</text:p>
      <text:p text:style-name="P4"/>
      <text:p text:style-name="Standard">The next example shows how you can use until to avoid the negation ! that the above while loop had to use.</text:p>
      <text:p text:style-name="Standard"/>
      <text:p text:style-name="P4">until gets.chomp == "yes" do</text:p>
      <text:p text:style-name="P4"><text:s text:c="2"/>puts "Will you go to prom with me?"</text:p>
      <text:p text:style-name="P4">end</text:p>
      <text:p text:style-name="Standard"/>
      <text:p text:style-name="Standard"><text:s/>==========</text:p>
      <text:p text:style-name="Standard"><text:soft-page-break/></text:p>
      <text:p text:style-name="Standard"/>
      <text:p text:style-name="Standard"/>
      <text:p text:style-name="Standard"/>
      <text:h text:style-name="Heading_20_3" text:outline-level="3"><text:s/>Ranges</text:h>
      <text:p text:style-name="P2"><text:s/>What if we know exactly how many times we want our loop to run?</text:p>
      <text:p text:style-name="Standard"><text:s/>Ruby lets us use something called a range to define an interval.</text:p>
      <text:p text:style-name="Standard"><text:s/>All we need to do is give Ruby the starting value, the ending value,</text:p>
      <text:p text:style-name="Standard"><text:s/>and whether we want the range to be inclusive or exclusive.</text:p>
      <text:p text:style-name="Standard"/>
      <text:p text:style-name="P4">(1..5) <text:s text:c="5"/># inclusive range: 1, 2, 3, 4, 5</text:p>
      <text:p text:style-name="P4">(1...5) <text:s text:c="4"/># exclusive range: 1, 2, 3, 4</text:p>
      <text:p text:style-name="Standard"/>
      <text:p text:style-name="Standard"><text:s/>We can make ranges of letters, too!</text:p>
      <text:p text:style-name="P4">('a'..'d') <text:s/># a, b, c, d</text:p>
      <text:p text:style-name="Standard"/>
      <text:p text:style-name="Standard"><text:s/>=======</text:p>
      <text:p text:style-name="Standard"/>
      <text:h text:style-name="Heading_20_3" text:outline-level="3"><text:s/>For Loop</text:h>
      <text:p text:style-name="Standard"><text:s/>A for loop is used to iterate through a collection of information such as an</text:p>
      <text:p text:style-name="Standard"><text:s/>array or range. These loops are useful if you need to do something a given number</text:p>
      <text:p text:style-name="Standard"><text:s/>of times while also using an iterator.</text:p>
      <text:p text:style-name="Standard"/>
      <text:p text:style-name="P4">for i in 0..5</text:p>
      <text:p text:style-name="P4"><text:s text:c="2"/>puts "#{i} zombies incoming!"</text:p>
      <text:p text:style-name="P4">end</text:p>
      <text:p text:style-name="Standard"><text:s/></text:p>
      <text:p text:style-name="P3">=========</text:p>
      <text:h text:style-name="Heading_20_3" text:outline-level="3"><text:s/>Times Loop</text:h>
      <text:p text:style-name="Standard"><text:s/>If you need to run a loop for a specified number of times,</text:p>
      <text:p text:style-name="Standard"><text:s/>then look no further than the trusty #times loop.</text:p>
      <text:p text:style-name="Standard"><text:s/>It works by iterating through a loop a specified number of times</text:p>
      <text:p text:style-name="Standard"><text:s/>and even throws in the bonus of accessing the number it’s currently iterating through.</text:p>
      <text:p text:style-name="P4"/>
      <text:p text:style-name="P4">5.times do</text:p>
      <text:p text:style-name="P4"><text:s text:c="2"/>puts "Hello, world!"</text:p>
      <text:p text:style-name="P4">end</text:p>
      <text:p text:style-name="P4"/>
      <text:p text:style-name="P4">5.times do |number|</text:p>
      <text:p text:style-name="P4"><text:s text:c="2"/>puts "Alternative fact number #{number}"</text:p>
      <text:p text:style-name="P4">end</text:p>
      <text:p text:style-name="P4"/>
      <text:p text:style-name="Standard"><text:s/>Remember, loops will start counting from a zero index unless specified otherwise,</text:p>
      <text:p text:style-name="Standard"><text:s/>so the first loop iteration will output Alternative fact number 0.</text:p>
      <text:p text:style-name="Standard"/>
      <text:p text:style-name="Standard"><text:s/>============</text:p>
      <text:p text:style-name="Standard"><text:soft-page-break/></text:p>
      <text:p text:style-name="Heading"><text:s/>Upto and Downto Loops</text:p>
      <text:p text:style-name="Standard"><text:s/>The Ruby methods #upto and #downto do exactly what you’d think they do from their names.</text:p>
      <text:p text:style-name="Standard"><text:s/>You can use these methods to iterate from a starting number either up to or</text:p>
      <text:p text:style-name="Standard"><text:s/>down to another number, respectively.</text:p>
      <text:p text:style-name="Standard"/>
      <text:p text:style-name="P4">5.upto(10) {|num| print "#{num} " } <text:s text:c="4"/>#=&gt; 5 6 7 8 9 10</text:p>
      <text:p text:style-name="P4"/>
      <text:p text:style-name="P4">10.downto(5) {|num| print "#{num} " } <text:s text:c="2"/>#=&gt; 10 9 8 7 6 5</text:p>
      <text:p text:style-name="Standard"/>
      <text:p text:style-name="Standard"><text:s/>If you need to step through a series of numbers (or even letters) within a specific range,</text:p>
      <text:p text:style-name="Standard"><text:s/>then these are the loops for you.</text:p>
      <text:p text:style-name="Standard"/>
      <text:p text:style-name="Standard">============</text:p>
      <text:p text:style-name="Standard"/>
      <text:h text:style-name="Heading_20_3" text:outline-level="3"><text:s/>LOOP</text:h>
      <text:p text:style-name="Standard"><text:s/>The loop loop (say what????) is Ruby’s loop that just won’t quit.</text:p>
      <text:p text:style-name="Standard"><text:s/>It’s an infinite loop that will keep going unless you specifically</text:p>
      <text:p text:style-name="Standard"><text:s/>request for it to stop, using the break command. Most commonly,</text:p>
      <text:p text:style-name="Standard"><text:s/>break is used with a condition, as illustrated in the example below.</text:p>
      <text:p text:style-name="Standard"/>
      <text:p text:style-name="P4"/>
      <text:p text:style-name="P4">i = 0</text:p>
      <text:p text:style-name="P4">loop do</text:p>
      <text:p text:style-name="P4"><text:s text:c="2"/>puts "i is #{i}"</text:p>
      <text:p text:style-name="P4"><text:s text:c="2"/>i += 1</text:p>
      <text:p text:style-name="P4"><text:s text:c="2"/>break if i == 10</text:p>
      <text:p text:style-name="P4">end</text:p>
      <text:p text:style-name="P4"/>
      <text:p text:style-name="Standard"><text:s/>You won’t see this loop used much in Ruby. <text:span text:style-name="T1">If you find yourself using loop,</text:span></text:p>
      <text:p text:style-name="Standard"><text:span text:style-name="T1"><text:s/>know that there is probably a better loop for you out there</text:span>,</text:p>
      <text:p text:style-name="Standard"><text:s/>like one of the more specific loops below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96ab" officeooo:paragraph-rsid="001f96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uby Loop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02:31:08.726043850</meta:creation-date>
    <dc:date>2020-10-28T02:38:49.643086400</dc:date>
    <meta:editing-duration>PT7M46S</meta:editing-duration>
    <meta:editing-cycles>1</meta:editing-cycles>
    <meta:document-statistic meta:table-count="0" meta:image-count="0" meta:object-count="0" meta:page-count="3" meta:paragraph-count="92" meta:word-count="668" meta:character-count="3541" meta:non-whitespace-character-count="2877"/>
    <meta:generator>LibreOffice/6.4.6.2$Linux_X86_64 LibreOffice_project/40$Build-2</meta:generator>
  </office:meta>
</office:document-meta>
</file>